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226928d" officeooo:paragraph-rsid="001601c8" style:font-weight-asian="normal"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5b27f72" officeooo:paragraph-rsid="001601c8"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officeooo:rsid="0225cfd1" officeooo:paragraph-rsid="001601c8" fo:background-color="#fff200" style:font-size-asian="16pt" style:font-weight-asian="bold" style:font-size-complex="16pt" style:font-weight-complex="bold"/>
    </style:style>
    <style:style style:name="P4" style:family="paragraph" style:parent-style-name="Standard">
      <style:text-properties style:text-underline-style="none" fo:font-weight="normal" officeooo:rsid="021b1c60" officeooo:paragraph-rsid="001601c8" style:font-weight-asian="normal" style:font-weight-complex="normal"/>
    </style:style>
    <style:style style:name="P5" style:family="paragraph" style:parent-style-name="Standard">
      <style:text-properties officeooo:rsid="0016526b" officeooo:paragraph-rsid="0016526b"/>
    </style:style>
    <style:style style:name="P6" style:family="paragraph" style:parent-style-name="Standard">
      <style:text-properties officeooo:rsid="00184daf" officeooo:paragraph-rsid="001bfa3f"/>
    </style:style>
    <style:style style:name="P7" style:family="paragraph" style:parent-style-name="Standard" style:list-style-name="L1">
      <style:text-properties officeooo:paragraph-rsid="001bfa3f"/>
    </style:style>
    <style:style style:name="P8" style:family="paragraph" style:parent-style-name="Standard" style:list-style-name="L1">
      <style:text-properties officeooo:rsid="001d953a" officeooo:paragraph-rsid="001d953a"/>
    </style:style>
    <style:style style:name="P9" style:family="paragraph" style:parent-style-name="Standard" style:list-style-name="L1">
      <style:text-properties officeooo:rsid="00205367" officeooo:paragraph-rsid="00205367"/>
    </style:style>
    <style:style style:name="P10" style:family="paragraph" style:parent-style-name="Standard">
      <style:text-properties officeooo:rsid="00205367" officeooo:paragraph-rsid="00205367"/>
    </style:style>
    <style:style style:name="P11" style:family="paragraph" style:parent-style-name="Standard">
      <style:text-properties fo:font-weight="bold" officeooo:rsid="00238bde" officeooo:paragraph-rsid="00238bde" style:font-weight-asian="bold" style:font-weight-complex="bold"/>
    </style:style>
    <style:style style:name="P12" style:family="paragraph" style:parent-style-name="Standard" style:list-style-name="L2">
      <style:text-properties fo:font-weight="bold" officeooo:rsid="00238bde" officeooo:paragraph-rsid="00238bde" style:font-weight-asian="bold" style:font-weight-complex="bold"/>
    </style:style>
    <style:style style:name="P13" style:family="paragraph" style:parent-style-name="Standard" style:list-style-name="L2">
      <style:text-properties fo:font-weight="bold" officeooo:rsid="00243d10" officeooo:paragraph-rsid="00243d10" style:font-weight-asian="bold" style:font-weight-complex="bold"/>
    </style:style>
    <style:style style:name="P14" style:family="paragraph" style:parent-style-name="Standard" style:list-style-name="L2">
      <style:text-properties fo:font-weight="bold" officeooo:rsid="00243d10" officeooo:paragraph-rsid="00263f36" style:font-weight-asian="bold" style:font-weight-complex="bold"/>
    </style:style>
    <style:style style:name="P15" style:family="paragraph" style:parent-style-name="Standard">
      <style:text-properties fo:font-weight="bold" officeooo:rsid="00243d10" officeooo:paragraph-rsid="00243d10" style:font-weight-asian="bold" style:font-weight-complex="bold"/>
    </style:style>
    <style:style style:name="P16" style:family="paragraph" style:parent-style-name="Standard" style:list-style-name="L3">
      <style:text-properties fo:font-weight="bold" officeooo:rsid="00243d10" officeooo:paragraph-rsid="00243d10" style:font-weight-asian="bold" style:font-weight-complex="bold"/>
    </style:style>
    <style:style style:name="P17" style:family="paragraph" style:parent-style-name="Standard" style:list-style-name="L3">
      <style:text-properties fo:font-weight="bold" officeooo:rsid="0031f027" officeooo:paragraph-rsid="0031f027" style:font-weight-asian="bold" style:font-weight-complex="bold"/>
    </style:style>
    <style:style style:name="P18" style:family="paragraph" style:parent-style-name="Standard" style:list-style-name="L3">
      <style:text-properties fo:font-weight="bold" officeooo:rsid="0032767b" officeooo:paragraph-rsid="0032767b" style:font-weight-asian="bold" style:font-weight-complex="bold"/>
    </style:style>
    <style:style style:name="P19" style:family="paragraph" style:parent-style-name="Standard">
      <style:text-properties fo:font-weight="bold" officeooo:rsid="0032767b" officeooo:paragraph-rsid="0032767b" style:font-weight-asian="bold" style:font-weight-complex="bold"/>
    </style:style>
    <style:style style:name="P20" style:family="paragraph" style:parent-style-name="Standard" style:list-style-name="L3">
      <style:text-properties fo:font-weight="bold" officeooo:rsid="003441d4" officeooo:paragraph-rsid="003441d4" style:font-weight-asian="bold" style:font-weight-complex="bold"/>
    </style:style>
    <style:style style:name="P21" style:family="paragraph" style:parent-style-name="Standard" style:list-style-name="L3">
      <style:text-properties fo:font-weight="bold" officeooo:rsid="00361ec7" officeooo:paragraph-rsid="00361ec7" style:font-weight-asian="bold" style:font-weight-complex="bold"/>
    </style:style>
    <style:style style:name="P22" style:family="paragraph" style:parent-style-name="Standard" style:list-style-name="L3">
      <style:text-properties fo:font-weight="bold" officeooo:rsid="00384375" officeooo:paragraph-rsid="00384375" style:font-weight-asian="bold" style:font-weight-complex="bold"/>
    </style:style>
    <style:style style:name="P23" style:family="paragraph" style:parent-style-name="Standard">
      <style:text-properties fo:font-weight="bold" officeooo:rsid="00384375" officeooo:paragraph-rsid="00384375" style:font-weight-asian="bold" style:font-weight-complex="bold"/>
    </style:style>
    <style:style style:name="P24" style:family="paragraph" style:parent-style-name="Standard">
      <style:text-properties fo:font-weight="bold" officeooo:rsid="0039923d" officeooo:paragraph-rsid="0039923d" style:font-weight-asian="bold" style:font-weight-complex="bold"/>
    </style:style>
    <style:style style:name="P25" style:family="paragraph" style:parent-style-name="Standard">
      <style:text-properties fo:font-weight="bold" officeooo:rsid="003e0cd9" officeooo:paragraph-rsid="003e0cd9" style:font-weight-asian="bold" style:font-weight-complex="bold"/>
    </style:style>
    <style:style style:name="P26" style:family="paragraph" style:parent-style-name="Standard" style:list-style-name="L4">
      <style:text-properties fo:font-weight="bold" officeooo:rsid="003e0cd9" officeooo:paragraph-rsid="003e0cd9" style:font-weight-asian="bold" style:font-weight-complex="bold"/>
    </style:style>
    <style:style style:name="P27" style:family="paragraph" style:parent-style-name="Standard">
      <style:text-properties fo:font-weight="bold" officeooo:rsid="00429174" officeooo:paragraph-rsid="00429174" style:font-weight-asian="bold" style:font-weight-complex="bold"/>
    </style:style>
    <style:style style:name="P28" style:family="paragraph" style:parent-style-name="Standard" style:list-style-name="L5">
      <style:text-properties fo:font-weight="bold" officeooo:rsid="0043f40f" officeooo:paragraph-rsid="0043f40f" style:font-weight-asian="bold" style:font-weight-complex="bold"/>
    </style:style>
    <style:style style:name="P29" style:family="paragraph" style:parent-style-name="Standard">
      <style:text-properties fo:font-weight="bold" officeooo:rsid="0043f40f" officeooo:paragraph-rsid="004e7100" style:font-weight-asian="bold" style:font-weight-complex="bold"/>
    </style:style>
    <style:style style:name="P30" style:family="paragraph" style:parent-style-name="Standard" style:list-style-name="L5">
      <style:text-properties fo:font-weight="bold" officeooo:rsid="0045b07c" officeooo:paragraph-rsid="0045b07c" style:font-weight-asian="bold" style:font-weight-complex="bold"/>
    </style:style>
    <style:style style:name="P31" style:family="paragraph" style:parent-style-name="Standard" style:list-style-name="L5">
      <style:text-properties fo:font-weight="bold" officeooo:rsid="004b3f3c" officeooo:paragraph-rsid="004c408b" style:font-weight-asian="bold" style:font-weight-complex="bold"/>
    </style:style>
    <style:style style:name="P32" style:family="paragraph" style:parent-style-name="Standard" style:list-style-name="L5">
      <style:text-properties fo:font-weight="bold" officeooo:rsid="004e7100" officeooo:paragraph-rsid="004e7100" style:font-weight-asian="bold" style:font-weight-complex="bold"/>
    </style:style>
    <style:style style:name="P33" style:family="paragraph" style:parent-style-name="Standard" style:list-style-name="L5">
      <style:text-properties fo:font-weight="bold" officeooo:rsid="004ea546" officeooo:paragraph-rsid="004ea546" style:font-weight-asian="bold" style:font-weight-complex="bold"/>
    </style:style>
    <style:style style:name="P34" style:family="paragraph" style:parent-style-name="Standard" style:list-style-name="L5">
      <style:text-properties fo:font-weight="bold" officeooo:rsid="004edb12" officeooo:paragraph-rsid="004edb12" style:font-weight-asian="bold" style:font-weight-complex="bold"/>
    </style:style>
    <style:style style:name="P35" style:family="paragraph" style:parent-style-name="Standard" style:list-style-name="L5">
      <style:text-properties fo:font-weight="bold" officeooo:rsid="00557d4b" officeooo:paragraph-rsid="00557d4b" style:font-weight-asian="bold" style:font-weight-complex="bold"/>
    </style:style>
    <style:style style:name="P36" style:family="paragraph" style:parent-style-name="Standard">
      <style:text-properties fo:font-weight="bold" officeooo:rsid="005a6754" officeooo:paragraph-rsid="005a6754" style:font-weight-asian="bold" style:font-weight-complex="bold"/>
    </style:style>
    <style:style style:name="P37" style:family="paragraph" style:parent-style-name="Standard" style:list-style-name="L6">
      <style:text-properties fo:font-weight="bold" officeooo:rsid="005a6754" officeooo:paragraph-rsid="005a6754" style:font-weight-asian="bold" style:font-weight-complex="bold"/>
    </style:style>
    <style:style style:name="P38" style:family="paragraph" style:parent-style-name="Standard" style:list-style-name="L6">
      <style:text-properties fo:font-weight="bold" officeooo:rsid="005bcd34" officeooo:paragraph-rsid="005bcd34" style:font-weight-asian="bold" style:font-weight-complex="bold"/>
    </style:style>
    <style:style style:name="P39" style:family="paragraph" style:parent-style-name="Standard" style:list-style-name="L6">
      <style:text-properties fo:font-weight="bold" officeooo:rsid="005c9fe1" officeooo:paragraph-rsid="005c9fe1" style:font-weight-asian="bold" style:font-weight-complex="bold"/>
    </style:style>
    <style:style style:name="P40" style:family="paragraph" style:parent-style-name="Standard" style:list-style-name="L6">
      <style:text-properties fo:font-weight="bold" officeooo:rsid="005f06fa" officeooo:paragraph-rsid="005f06fa" style:font-weight-asian="bold" style:font-weight-complex="bold"/>
    </style:style>
    <style:style style:name="P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601c8" style:font-weight-asian="normal" style:font-weight-complex="normal"/>
    </style:style>
    <style:style style:name="P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01601c8" style:font-weight-asian="normal" style:font-weight-complex="normal"/>
    </style:style>
    <style:style style:name="P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01601c8" style:font-weight-asian="normal" style:font-weight-complex="normal"/>
    </style:style>
    <style:style style:name="T1" style:family="text">
      <style:text-properties officeooo:rsid="0227c9da"/>
    </style:style>
    <style:style style:name="T2" style:family="text">
      <style:text-properties officeooo:rsid="001601c8"/>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officeooo:rsid="001bfa3f" style:font-weight-asian="normal" style:font-weight-complex="normal"/>
    </style:style>
    <style:style style:name="T7" style:family="text">
      <style:text-properties officeooo:rsid="0019e79e"/>
    </style:style>
    <style:style style:name="T8" style:family="text">
      <style:text-properties fo:font-weight="normal" style:font-weight-asian="normal" style:font-weight-complex="normal"/>
    </style:style>
    <style:style style:name="T9" style:family="text">
      <style:text-properties fo:font-weight="normal" officeooo:rsid="002c8559" style:font-weight-asian="normal" style:font-weight-complex="normal"/>
    </style:style>
    <style:style style:name="T10" style:family="text">
      <style:text-properties fo:font-weight="normal" officeooo:rsid="002f25f0" style:font-weight-asian="normal" style:font-weight-complex="normal"/>
    </style:style>
    <style:style style:name="T11" style:family="text">
      <style:text-properties fo:font-weight="normal" officeooo:rsid="0036dda8" style:font-weight-asian="normal" style:font-weight-complex="normal"/>
    </style:style>
    <style:style style:name="T12" style:family="text">
      <style:text-properties fo:font-weight="normal" officeooo:rsid="003b8e6a" style:font-weight-asian="normal" style:font-weight-complex="normal"/>
    </style:style>
    <style:style style:name="T13" style:family="text">
      <style:text-properties fo:font-weight="normal" officeooo:rsid="00454249" style:font-weight-asian="normal" style:font-weight-complex="normal"/>
    </style:style>
    <style:style style:name="T14" style:family="text">
      <style:text-properties fo:font-weight="normal" officeooo:rsid="00471de9" style:font-weight-asian="normal" style:font-weight-complex="normal"/>
    </style:style>
    <style:style style:name="T15" style:family="text">
      <style:text-properties fo:font-weight="normal" officeooo:rsid="004887c0" style:font-weight-asian="normal" style:font-weight-complex="normal"/>
    </style:style>
    <style:style style:name="T16" style:family="text">
      <style:text-properties fo:font-weight="normal" officeooo:rsid="0048bb07" style:font-weight-asian="normal" style:font-weight-complex="normal"/>
    </style:style>
    <style:style style:name="T17" style:family="text">
      <style:text-properties fo:font-weight="normal" officeooo:rsid="004a8621" style:font-weight-asian="normal" style:font-weight-complex="normal"/>
    </style:style>
    <style:style style:name="T18" style:family="text">
      <style:text-properties fo:font-weight="normal" officeooo:rsid="004c408b" style:font-weight-asian="normal" style:font-weight-complex="normal"/>
    </style:style>
    <style:style style:name="T19" style:family="text">
      <style:text-properties fo:font-weight="normal" officeooo:rsid="004d9095" style:font-weight-asian="normal" style:font-weight-complex="normal"/>
    </style:style>
    <style:style style:name="T20" style:family="text">
      <style:text-properties fo:font-weight="normal" officeooo:rsid="004e6a96" style:font-weight-asian="normal" style:font-weight-complex="normal"/>
    </style:style>
    <style:style style:name="T21" style:family="text">
      <style:text-properties fo:font-weight="normal" officeooo:rsid="004edb12" style:font-weight-asian="normal" style:font-weight-complex="normal"/>
    </style:style>
    <style:style style:name="T22" style:family="text">
      <style:text-properties fo:font-weight="normal" officeooo:rsid="0050d31f" style:font-weight-asian="normal" style:font-weight-complex="normal"/>
    </style:style>
    <style:style style:name="T23" style:family="text">
      <style:text-properties fo:font-weight="normal" officeooo:rsid="0055f0b2" style:font-weight-asian="normal" style:font-weight-complex="normal"/>
    </style:style>
    <style:style style:name="T24" style:family="text">
      <style:text-properties fo:font-weight="normal" officeooo:rsid="00561d7a" style:font-weight-asian="normal" style:font-weight-complex="normal"/>
    </style:style>
    <style:style style:name="T25" style:family="text">
      <style:text-properties fo:font-weight="normal" officeooo:rsid="005bcd34" style:font-weight-asian="normal" style:font-weight-complex="normal"/>
    </style:style>
    <style:style style:name="T26" style:family="text">
      <style:text-properties officeooo:rsid="00233934"/>
    </style:style>
    <style:style style:name="T27" style:family="text">
      <style:text-properties officeooo:rsid="003b8e6a"/>
    </style:style>
    <style:style style:name="T28" style:family="text">
      <style:text-properties officeooo:rsid="00454249"/>
    </style:style>
    <style:style style:name="T29" style:family="text">
      <style:text-properties officeooo:rsid="0058c817"/>
    </style:style>
    <style:style style:name="T30" style:family="text">
      <style:text-properties fo:background-color="#fff200" loext:char-shading-value="0"/>
    </style:style>
    <style:style style:name="T31" style:family="text">
      <style:text-properties fo:font-style="italic" style:text-underline-style="none" fo:font-weight="normal" officeooo:rsid="005bcd34" style:font-style-asian="italic" style:font-weight-asian="normal" style:font-style-complex="italic" style:font-weight-complex="normal"/>
    </style:style>
    <style:style style:name="T32" style:family="text">
      <style:text-properties fo:font-style="italic" style:text-underline-style="none" fo:font-weight="normal" officeooo:rsid="0060b172"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2"/>
      <text:p text:style-name="P43"/>
      <text:p text:style-name="P1"><text:s/></text:p>
      <text:p text:style-name="P3"><text:span text:style-name="T1">##########</text:span> <text:span text:style-name="T2">Helm</text:span>: <text:span text:style-name="T1">###########</text:span></text:p>
      <text:p text:style-name="P41"/>
      <text:p text:style-name="P41"/>
      <text:p text:style-name="P4"/>
      <text:p text:style-name="P2"/>
      <text:p text:style-name="P5"><text:span text:style-name="T3">What is Helm:</text:span> Package manager for Kubernetes.</text:p>
      <text:p text:style-name="Standard"/>
      <text:p text:style-name="P6"><text:span text:style-name="T5">Package manager: <text:s/></text:span><text:span text:style-name="T6">I</text:span>s used for software installation. </text:p>
      <text:list xml:id="list1550140253" text:style-name="L1">
        <text:list-item>
          <text:p text:style-name="P7"><text:span text:style-name="T7">With a single command you can install the software/application that you want.</text:span></text:p>
          <text:list>
            <text:list-item>
              <text:p text:style-name="P8">brew install nginx <text:s/>→ on MacOs</text:p>
            </text:list-item>
            <text:list-item>
              <text:p text:style-name="P8">apt install nginx <text:s/>→ debian</text:p>
            </text:list-item>
            <text:list-item>
              <text:p text:style-name="P8">yum install nginx → redhat</text:p>
            </text:list-item>
            <text:list-item>
              <text:p text:style-name="P8">etc.</text:p>
            </text:list-item>
          </text:list>
        </text:list-item>
        <text:list-item>
          <text:p text:style-name="P9">Dependencies are resolved</text:p>
        </text:list-item>
        <text:list-item>
          <text:p text:style-name="P9">Does not require deep understanding of software</text:p>
        </text:list-item>
        <text:list-item>
          <text:p text:style-name="P9">Easier updates, upgrades, and removal. <text:span text:style-name="T26">Usually via a single command.</text:span></text:p>
        </text:list-item>
      </text:list>
      <text:p text:style-name="P10"/>
      <text:p text:style-name="P11">Unmanaged software:</text:p>
      <text:list xml:id="list2520924186" text:style-name="L2">
        <text:list-item>
          <text:p text:style-name="P12"><text:span text:style-name="T8">Dependencies nightmare. If you install something it will never run right, you will have always an error with some part missing, but you never will get a message about what part is. </text:span></text:p>
          <text:p text:style-name="P12"><text:span text:style-name="T8"/></text:p>
          <text:p text:style-name="P14"><text:span text:style-name="T8">You will need to go to the documentation for hours trying everything. <text:s/>Could be some library, some shared file, etc.</text:span></text:p>
          <text:p text:style-name="P14"><text:span text:style-name="T8"/></text:p>
        </text:list-item>
        <text:list-item>
          <text:p text:style-name="P13"><text:span text:style-name="T8">Each part of the application must be installed, updated, upgrated or removed separately.</text:span></text:p>
        </text:list-item>
        <text:list-item>
          <text:p text:style-name="P13"><text:span text:style-name="T8">Requires in-depth knoledge of the application architecture.</text:span></text:p>
        </text:list-item>
      </text:list>
      <text:p text:style-name="P15"><text:span text:style-name="T8"/></text:p>
      <text:p text:style-name="P15">Process of a package installation:<text:span text:style-name="T8"> <text:s/>Is pretty much the same across all package managers.</text:span></text:p>
      <text:p text:style-name="P15"><text:span text:style-name="T10">(</text:span><text:span text:style-name="T8">S</text:span><text:span text:style-name="T9">i</text:span><text:span text:style-name="T8">mplified model, there are many steps missing in the below example</text:span><text:span text:style-name="T10">)</text:span></text:p>
      <text:p text:style-name="P15"><text:span text:style-name="T8"/></text:p>
      <text:list xml:id="list1499974042" text:style-name="L3">
        <text:list-item>
          <text:p text:style-name="P17">Read Metadata:<text:span text:style-name="T8"> Packaged applications have accompanying data that indicates how it is installed, e.g., dependencies.</text:span></text:p>
        </text:list-item>
      </text:list>
      <text:p text:style-name="P15"><text:span text:style-name="T8"/></text:p>
      <text:list xml:id="list233660146616815" text:continue-numbering="true" text:style-name="L3">
        <text:list-item>
          <text:p text:style-name="P18">Resolve Dependencies:<text:span text:style-name="T8"> Not only do we know what the application stack depends on, we also know where to get it and how to install it.</text:span></text:p>
          <text:p text:style-name="P18"><text:span text:style-name="T8"/></text:p>
          <text:p text:style-name="P20"><text:span text:style-name="T8">Somewhere in the metadata is indicated that we need additional parts. Those parts are gotten. They are downloaded, and then everything is installed.</text:span></text:p>
        </text:list-item>
      </text:list>
      <text:p text:style-name="P19"><text:span text:style-name="T8"/></text:p>
      <text:list xml:id="list233660512019091" text:continue-numbering="true" text:style-name="L3">
        <text:list-item>
          <text:p text:style-name="P21">Installation:<text:span text:style-name="T8"> </text:span><text:span text:style-name="T11">The pieces of the package are installed in order. This prevents failures by ensuring that requirements are met.</text:span></text:p>
          <text:p text:style-name="P16"><text:span text:style-name="T8"><text:s/></text:span></text:p>
        </text:list-item>
        <text:list-item>
          <text:p text:style-name="P22">Configuration:<text:span text:style-name="T8"> Once the package is installed components of a package may require post installation steps, e.g., </text:span><text:span text:style-name="T12">if we are installing nginx we will need an index page, if we are installing a blogging software we will need to</text:span><text:span text:style-name="T8"> link </text:span><text:span text:style-name="T12">it to the </text:span><text:span text:style-name="T8">database, </text:span><text:span text:style-name="T12">etc.</text:span></text:p>
        </text:list-item>
      </text:list>
      <text:p text:style-name="P23"><text:span text:style-name="T12"/></text:p>
      <text:p text:style-name="P23"><text:span text:style-name="T12"/></text:p>
      <text:p text:style-name="P25"><text:soft-page-break/><text:span text:style-name="T27">W</text:span>hy Package Management is better:</text:p>
      <text:list xml:id="list1746115539" text:style-name="L4">
        <text:list-item>
          <text:p text:style-name="P26">Old Manual Way:<text:span text:style-name="T8"> Someone with knowledge of the application would need to create an installation plan, create a dependency plan, and install and configure the application.</text:span></text:p>
        </text:list-item>
      </text:list>
      <text:p text:style-name="P24"><text:span text:style-name="T8"/></text:p>
      <text:list xml:id="list233658788078614" text:continue-numbering="true" text:style-name="L4">
        <text:list-item>
          <text:p text:style-name="P26">Package Management:<text:span text:style-name="T8"> Everything is in the package. Install is typically one command. Once installed, the application is ready to use.</text:span></text:p>
        </text:list-item>
      </text:list>
      <text:p text:style-name="P25"><text:span text:style-name="T8"/></text:p>
      <text:p text:style-name="P25"><text:span text:style-name="T8"/></text:p>
      <text:p text:style-name="P27">How Helm manages packages <text:span text:style-name="T29">in Kubernetes</text:span>:</text:p>
      <text:list xml:id="list1365627455" text:style-name="L5">
        <text:list-item>
          <text:p text:style-name="P28">Helm Chart:<text:span text:style-name="T8"> This is the definition of a K8s application. Helm uses this information along with a config </text:span><text:span text:style-name="T14">map </text:span><text:span text:style-name="T15">combined with some values. </text:span><text:span text:style-name="T17">That Chart is </text:span><text:span text:style-name="T16">used to define</text:span><text:span text:style-name="T8"> a released object.</text:span></text:p>
          <text:p text:style-name="P28"><text:span text:style-name="T8"/></text:p>
          <text:p text:style-name="P31"><text:span text:style-name="T8">So if I run a single command: <text:s/>helm install &lt;package_name&gt; </text:span><text:span text:style-name="T18">it just install that package. </text:span></text:p>
          <text:p text:style-name="P31"><text:span text:style-name="T18"/></text:p>
          <text:p text:style-name="P31"><text:span text:style-name="T18">And </text:span><text:span text:style-name="T8">everything </text:span><text:span text:style-name="T18">that’s in that package gets installed in the way that they work together because someone who knows more about the way the package is deployed that me, </text:span><text:span text:style-name="T19">has gone in and made that configuration so that the package manager understands </text:span><text:span text:style-name="T20">it and successfully releases the k8s object.</text:span></text:p>
          <text:p text:style-name="P28"><text:span text:style-name="T8"><text:s/></text:span></text:p>
        </text:list-item>
        <text:list-item>
          <text:p text:style-name="P28">Least invasive change:<text:span text:style-name="T8"> </text:span><text:span text:style-name="T13">In the event that there is a change to a release, Helm will only change what has been updated since last release.</text:span></text:p>
          <text:p text:style-name="P28"><text:span text:style-name="T13"><text:s/></text:span></text:p>
          <text:p text:style-name="P32"><text:span text:style-name="T13">I</text:span><text:span text:style-name="T8">f we do an update or upgrade Helm will make the least invasive change. </text:span></text:p>
          <text:p text:style-name="P32"><text:span text:style-name="T8"/></text:p>
          <text:p text:style-name="P33"><text:span text:style-name="T8">So if I update the version of my SQL database, or if I update the version of my front end containers, etc, I don’t have to tear down </text:span><text:span text:style-name="T21">(destroy)</text:span><text:span text:style-name="T8"> the entire package. </text:span></text:p>
          <text:p text:style-name="P33"><text:span text:style-name="T8"/></text:p>
          <text:p text:style-name="P34"><text:span text:style-name="T8">Helm will simply increment up the front end container. It won’t tear down the whole back end. It won’t destroy all my storage. </text:span><text:span text:style-name="T22">It makes the least invasive change.</text:span></text:p>
        </text:list-item>
      </text:list>
      <text:p text:style-name="P29"><text:span text:style-name="T13"/></text:p>
      <text:list xml:id="list233660530264178" text:continue-numbering="true" text:style-name="L5">
        <text:list-item>
          <text:p text:style-name="P30"><text:span text:style-name="T28">R</text:span>unning vs Desired State:<text:span text:style-name="T8"> If a Helm chart has been released, Helm can determine what the current state of the environment is vs the desired state and make changes as needed.</text:span></text:p>
          <text:p text:style-name="P30"><text:span text:style-name="T8"><text:s/></text:span></text:p>
          <text:p text:style-name="P35"><text:span text:style-name="T8">It knows what is deployed and knows what is currently running in the cluster. And whichever one you determined to be the source of the truth, is the one that’s going to get pushed.</text:span></text:p>
          <text:p text:style-name="P35"><text:span text:style-name="T8"><text:s/></text:span></text:p>
          <text:p text:style-name="P35"><text:span text:style-name="T8">So if I tell it that I want to update a package, </text:span><text:span text:style-name="T23">and I make the change to the package in the desired state, </text:span><text:span text:style-name="T24">it will push the running state out to the cluster. And it does this via the least invasive change.</text:span></text:p>
          <text:p text:style-name="P30"><text:span text:style-name="T8"><text:s/></text:span></text:p>
        </text:list-item>
        <text:list-item>
          <text:p text:style-name="P30">Release Tracking:<text:span text:style-name="T8"> Helm versions releases. This means that if something goes wrong, the release can be rolled back to a previoyus version.</text:span></text:p>
        </text:list-item>
      </text:list>
      <text:p text:style-name="P24"><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36"><text:soft-page-break/><text:span text:style-name="T30">What Helm can do for you, quick review:</text:span></text:p>
      <text:list xml:id="list678893743" text:style-name="L6">
        <text:list-item>
          <text:p text:style-name="P37"><text:span text:style-name="T4">Single command Install</text:span><text:span text:style-name="T8">: <text:s text:c="2"/></text:span><text:span text:style-name="T33">helm install</text:span><text:span text:style-name="T8"> </text:span><text:span text:style-name="T25">a</text:span><text:span text:style-name="T8">nd a chart can be released using a Helm repository.</text:span></text:p>
          <text:p text:style-name="P37"><text:span text:style-name="T8"/></text:p>
        </text:list-item>
        <text:list-item>
          <text:p text:style-name="P37">Provide insights for releases:<text:span text:style-name="T8"> </text:span><text:span text:style-name="T25">With </text:span><text:span text:style-name="T31">he</text:span><text:span text:style-name="T32">lm</text:span><text:span text:style-name="T31"> status</text:span><text:span text:style-name="T25"> command it is possible to see the details of the running state of a release</text:span></text:p>
          <text:p text:style-name="P37"><text:span text:style-name="T25"><text:s/></text:span></text:p>
        </text:list-item>
        <text:list-item>
          <text:p text:style-name="P38">Perform Simple Updates/Upgrades:<text:span text:style-name="T8"> With </text:span><text:span text:style-name="T33">helm upgrade</text:span><text:span text:style-name="T8"> command you can apply changes to a chart (e.g., versioning a service) and helm will do the update for you.</text:span></text:p>
          <text:p text:style-name="P38"><text:span text:style-name="T8"><text:s/></text:span></text:p>
        </text:list-item>
        <text:list-item>
          <text:p text:style-name="P39">Provide the ability to Rollback:<text:span text:style-name="T8"> Helm tracks releases and versions them. By using the </text:span><text:span text:style-name="T33">helm rollback</text:span><text:span text:style-name="T35"> command it is possible to revert to a previus release.</text:span></text:p>
          <text:p text:style-name="P39"><text:span text:style-name="T35"><text:s/></text:span></text:p>
        </text:list-item>
        <text:list-item>
          <text:p text:style-name="P39"><text:span text:style-name="T34">Simplify Deployments:</text:span><text:span text:style-name="T35"> Charts can be created by the application expert and released by someone else with a single command.</text:span></text:p>
          <text:p text:style-name="P39"><text:span text:style-name="T35"><text:s/></text:span></text:p>
        </text:list-item>
        <text:list-item>
          <text:p text:style-name="P40"><text:span text:style-name="T34">Single command Uninstall:</text:span><text:span text:style-name="T35"> By using </text:span><text:span text:style-name="T33">helm uninstall</text:span><text:span text:style-name="T35"> the reverse of the installation can be done. This makes cleaner removal, as all components that are defined are also removed.</text:span></text:p>
        </text:list-item>
      </text:list>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M</meta:initial-creator>
    <meta:creation-date>2022-02-20T22:21:35.896267392</meta:creation-date>
    <dc:date>2022-02-20T23:36:58.676695983</dc:date>
    <dc:creator>M M</dc:creator>
    <meta:editing-duration>PT1H14M53S</meta:editing-duration>
    <meta:editing-cycles>65</meta:editing-cycles>
    <meta:generator>LibreOffice/6.0.7.3$Linux_X86_64 LibreOffice_project/00m0$Build-3</meta:generator>
    <meta:document-statistic meta:table-count="0" meta:image-count="0" meta:object-count="0" meta:page-count="3" meta:paragraph-count="64" meta:word-count="872" meta:character-count="4912" meta:non-whitespace-character-count="4115"/>
  </office:meta>
</office:document-meta>
</file>